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b288" officeooo:paragraph-rsid="000eb288"/>
    </style:style>
    <style:style style:name="P2" style:family="paragraph" style:parent-style-name="Standard">
      <style:text-properties officeooo:rsid="000f74c9" officeooo:paragraph-rsid="000f74c9"/>
    </style:style>
    <style:style style:name="P3" style:family="paragraph" style:parent-style-name="Standard">
      <style:text-properties officeooo:rsid="00111494" officeooo:paragraph-rsid="00111494"/>
    </style:style>
    <style:style style:name="P4" style:family="paragraph" style:parent-style-name="Standard">
      <style:text-properties officeooo:rsid="0012bd4e" officeooo:paragraph-rsid="0012bd4e"/>
    </style:style>
    <style:style style:name="P5" style:family="paragraph" style:parent-style-name="Standard">
      <style:text-properties officeooo:rsid="00131317" officeooo:paragraph-rsid="00131317"/>
    </style:style>
    <style:style style:name="P6" style:family="paragraph" style:parent-style-name="Standard">
      <style:text-properties officeooo:rsid="0013ad23" officeooo:paragraph-rsid="0013ad23"/>
    </style:style>
    <style:style style:name="P7" style:family="paragraph" style:parent-style-name="Standard">
      <style:text-properties officeooo:rsid="00158d68" officeooo:paragraph-rsid="00158d68"/>
    </style:style>
    <style:style style:name="P8" style:family="paragraph" style:parent-style-name="Standard">
      <style:text-properties officeooo:rsid="00175ce8" officeooo:paragraph-rsid="00175ce8"/>
    </style:style>
    <style:style style:name="T1" style:family="text">
      <style:text-properties officeooo:rsid="00111494"/>
    </style:style>
    <style:style style:name="T2" style:family="text">
      <style:text-properties officeooo:rsid="0012bd4e"/>
    </style:style>
    <style:style style:name="T3" style:family="text">
      <style:text-properties officeooo:rsid="00175c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/31/2015</text:p>
      <text:p text:style-name="P1">Created initial layout in EAGLE <text:span text:style-name="T1">(saved image)</text:span></text:p>
      <text:p text:style-name="P1"/>
      <text:p text:style-name="P1">11/2/2015</text:p>
      <text:p text:style-name="P1">Unified voltages in circuit to +9V in all areas <text:span text:style-name="T1">(saved image)</text:span></text:p>
      <text:p text:style-name="P1">Incorporated 555 chip as a delay-before-on circuit</text:p>
      <text:p text:style-name="P2">Redid all wiring layout on board</text:p>
      <text:p text:style-name="P2"/>
      <text:p text:style-name="P3">11/3/2015</text:p>
      <text:p text:style-name="P3">Set up Git repository to manage files <text:span text:style-name="T2">(was very frustrating)</text:span></text:p>
      <text:p text:style-name="P4">Created design list to document designs</text:p>
      <text:p text:style-name="P4"/>
      <text:p text:style-name="P5">11/4/2015</text:p>
      <text:p text:style-name="P5">Completely reworked schematic and board to function better</text:p>
      <text:p text:style-name="P5"/>
      <text:p text:style-name="P6">11/5/2015</text:p>
      <text:p text:style-name="P6">Completely reworked board (again) to work better – uses copper pours</text:p>
      <text:p text:style-name="P6">Configured board to accept SparkFun USB Mini-B (or something) breakout boards</text:p>
      <text:p text:style-name="P7">Changed board color scheme from light to dark</text:p>
      <text:p text:style-name="P7"/>
      <text:p text:style-name="P8">11/6/2015</text:p>
      <text:p text:style-name="P8">Added more copper pours to enhance etching efficienc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7:44:58.627000000</meta:creation-date>
    <dc:date>2015-11-06T17:12:36.923000000</dc:date>
    <meta:editing-duration>PT3H48M38S</meta:editing-duration>
    <meta:editing-cycles>8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17" meta:word-count="98" meta:character-count="643" meta:non-whitespace-character-count="561"/>
  </office:meta>
</office:document-meta>
</file>